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84.45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42.36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pt"/>
    </style:style>
    <style:style style:name="ce4" style:family="table-cell" style:parent-style-name="Default">
      <style:table-cell-properties fo:background-color="#ff860d"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fo:background-color="#5eb91e"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</style:style>
    <style:style style:name="ce15" style:family="table-cell" style:parent-style-name="Default">
      <style:table-cell-properties fo:background-color="#fff200" style:text-align-source="fix" style:repeat-content="false" fo:wrap-option="wrap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color="#000000"/>
    </style:style>
    <style:style style:name="ce17" style:family="table-cell" style:parent-style-name="Default">
      <style:table-cell-properties fo:wrap-option="wrap"/>
      <style:text-properties fo:color="#ff0000" fo:font-weight="normal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rpos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ackages Installed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bootstrap.sh</text:p>
          </table:table-cell>
          <table:table-cell office:value-type="string" calcext:value-type="string">
            <text:p>Run with curl, download this script, pull correct TAG# from git, start setup script</text:p>
          </table:table-cell>
          <table:table-cell table:style-name="ce3" office:value-type="string" calcext:value-type="string">
            <text:p>NOT DONE</text:p>
          </table:table-cell>
          <table:table-cell/>
          <table:table-cell office:value-type="string" calcext:value-type="string">
            <text:p>git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tart.sh</text:p>
          </table:table-cell>
          <table:table-cell office:value-type="string" calcext:value-type="string">
            <text:p>create system startup script, define global variables, start service installation and configuration, start management daemon</text:p>
          </table:table-cell>
          <table:table-cell table:style-name="ce4"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functions.sh</text:p>
          </table:table-cell>
          <table:table-cell office:value-type="string" calcext:value-type="string">
            <text:p>definitions for later use</text:p>
          </table:table-cell>
          <table:table-cell table:style-name="ce5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reflight.sh</text:p>
          </table:table-cell>
          <table:table-cell office:value-type="string" calcext:value-type="string">
            <text:p>system sanity checks before starting</text:p>
          </table:table-cell>
          <table:table-cell table:style-name="ce5"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randomize.sh</text:p>
          </table:table-cell>
          <table:table-cell office:value-type="string" calcext:value-type="string">
            <text:p>Seed random number generators early, allow entropy to build up so that it is large enough when needed to generate security keys</text:p>
          </table:table-cell>
          <table:table-cell table:style-name="ce5"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questions.sh</text:p>
          </table:table-cell>
          <table:table-cell office:value-type="string" calcext:value-type="string">
            <text:p>get input from the user, validate email address <text:span text:style-name="T1">BUT installs python3 and pip3 globally</text:span></text:p>
          </table:table-cell>
          <table:table-cell table:style-name="ce6" office:value-type="string" calcext:value-type="string">
            <text:p>IN PROGRESS; still need to test in interactive environment, also test email_validation which uses python3</text:p>
          </table:table-cell>
          <table:table-cell table:style-name="ce7" office:value-type="string" calcext:value-type="string">
            <text:p><text:span text:style-name="T2">MUST create python3 virtual environment here and use it exclusively hereafter. </text:span></text:p>
            <text:p>Installed into final location <text:span text:style-name="T3">us</text:span>r/local/lib/mailinabox/env/</text:p>
          </table:table-cell>
          <table:table-cell office:value-type="string" calcext:value-type="string">
            <text:p>dialog</text:p>
            <text:p>python3</text:p>
            <text:p>pip3</text:p>
            <text:p>email_validator</text:p>
          </table:table-cell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network-checks.sh</text:p>
          </table:table-cell>
          <table:table-cell office:value-type="string" calcext:value-type="string">
            <text:p>make sure IP address is not blacklisted and we can make outbound connection on port 25</text:p>
          </table:table-cell>
          <table:table-cell table:style-name="ce5" office:value-type="string" calcext:value-type="string">
            <text:p>DONE</text:p>
          </table:table-cell>
          <table:table-cell/>
          <table:table-cell office:value-type="string" calcext:value-type="string">
            <text:p>bind-utils</text:p>
            <text:p>nmap-ncat</text:p>
          </table:table-cell>
        </table:table-row>
        <table:table-row table:style-name="ro1">
          <table:table-cell office:value-type="string" calcext:value-type="string">
            <text:p>setup </text:p>
          </table:table-cell>
          <table:table-cell office:value-type="string" calcext:value-type="string">
            <text:p>migrate.py</text:p>
          </table:table-cell>
          <table:table-cell office:value-type="string" calcext:value-type="string">
            <text:p>do migrations from previous versions</text:p>
          </table:table-cell>
          <table:table-cell table:style-name="ce5" office:value-type="string" calcext:value-type="string">
            <text:p>DONE</text:p>
          </table:table-cell>
          <table:table-cell table:style-name="ce7"/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ystem.sh</text:p>
          </table:table-cell>
          <table:table-cell office:value-type="string" calcext:value-type="string">
            <text:p>sanity checks and setup system wide parameters, install support packages eg. bc, git, curl, wget; setup automatic security updates</text:p>
          </table:table-cell>
          <table:table-cell table:style-name="ce15" office:value-type="string" calcext:value-type="string">
            <text:p>IN PROGRESS</text:p>
          </table:table-cell>
          <table:table-cell table:style-name="ce18" office:value-type="string" calcext:value-type="string">
            <text:p>NOT able to test timezone in Vagrant</text:p>
          </table:table-cell>
          <table:table-cell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Install and configure bind (named) to listen on localhost only and use DNSSEC </text:p>
          </table:table-cell>
          <table:table-cell table:style-name="ce5" office:value-type="string" calcext:value-type="string">
            <text:p>DONE</text:p>
          </table:table-cell>
          <table:table-cell office:value-type="string" calcext:value-type="string">
            <text:p>etc/resolv.conf survive restarts <text:span text:style-name="T4">??</text:span> (initially auto configured by Network Manager)</text:p>
            <text:p>Need a test to see if etc/resolv.conf gets replaced or modified by cloud vendor.</text:p>
          </table:table-cell>
          <table:table-cell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fail2ban.sh</text:p>
          </table:table-cell>
          <table:table-cell office:value-type="string" calcext:value-type="string">
            <text:p>Installs and configures all fail2ban filters</text:p>
            <text:p>All jails are defined in conf/fail2ban folder</text:p>
          </table:table-cell>
          <table:table-cell table:style-name="ce4" office:value-type="string" calcext:value-type="string">
            <text:p>IN PROGRESS</text:p>
          </table:table-cell>
          <table:table-cell table:style-name="ce17" office:value-type="string" calcext:value-type="string">
            <text:p>Will revisit full fail2ban installation and config once all apps are installed and all log files exist…...maybe better to move to end of installation??</text:p>
          </table:table-cell>
          <table:table-cell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jails.conf</text:p>
          </table:table-cell>
          <table:table-cell office:value-type="string" calcext:value-type="string">
            <text:p>Enable and define jails and which filters to use</text:p>
          </table:table-cell>
          <table:table-cell table:style-name="ce3" office:value-type="string" calcext:value-type="string">
            <text:p>NOT DONE</text:p>
          </table:table-cell>
          <table:table-cell office:value-type="string" calcext:value-type="string">
            <text:p>MIAB filters seem very dated. Will use default filters from CentOS installation as much as possible.</text:p>
          </table:table-cell>
          <table:table-cell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filter.d/*</text:p>
          </table:table-cell>
          <table:table-cell office:value-type="string" calcext:value-type="string">
            <text:p>Definitions of filters </text:p>
          </table:table-cell>
          <table:table-cell table:style-name="ce3" office:value-type="string" calcext:value-type="string">
            <text:p>NOT DONE</text:p>
          </table:table-cell>
          <table:table-cell office:value-type="string" calcext:value-type="string">
            <text:p>Need to double check this, especially the location of log files, owncloud vs next clou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07:46:15.774583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8:11:34.837921768</meta:creation-date>
    <dc:date>2019-01-12T09:16:40.102922379</dc:date>
    <meta:editing-duration>P2DT10H57M50S</meta:editing-duration>
    <meta:editing-cycles>16</meta:editing-cycles>
    <meta:generator>LibreOffice/6.1.2.1$Linux_X86_64 LibreOffice_project/10$Build-1</meta:generator>
    <meta:document-statistic meta:table-count="1" meta:cell-count="68" meta:object-count="0"/>
  </office:meta>
</office:document-meta>
</file>